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6cm" fo:min-width="3.967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2.192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15cm" fo:min-width="3.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1.778cm" svg:x="8.057cm" svg:y="2.27cm">
          <text:p text:style-name="P1">Motion</text:p>
          <text:p text:style-name="P1">Plann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699cm" svg:height="2.032cm" svg:x="8.193cm" svg:y="4.81cm">
          <text:p text:style-name="P1">Initi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.08cm" svg:height="1.651cm" svg:x="8.012cm" svg:y="8.501cm">
          <text:p text:style-name="P1">Create Samples,</text:p>
          <text:p text:style-name="P1">assign pre-cos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08cm" svg:height="1.651cm" svg:x="8.012cm" svg:y="11.287cm">
          <text:p text:style-name="P1"><text:s/>sort the samp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.08cm" svg:height="1.651cm" svg:x="8.013cm" svg:y="14.387cm">
          <text:p text:style-name="P1">Create Trajectory</text:p>
          <text:p text:style-name="P1">with top samp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5.08cm" svg:height="1.651cm" svg:x="8.014cm" svg:y="17.787cm">
          <text:p text:style-name="P1">Perform Collision</text:p>
          <text:p text:style-name="P1">Che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5.08cm" svg:height="1.651cm" svg:x="8.015cm" svg:y="20.587cm">
          <text:p text:style-name="P1">Calculate final </text:p>
          <text:p text:style-name="P1">co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0.534cm" svg:y1="4.048cm" svg:x2="10.543cm" svg:y2="4.81cm" draw:start-shape="id1" draw:start-glue-point="6" draw:end-shape="id2" draw:end-glue-point="4" svg:d="M10534 4048v382h9v380" svg:viewBox="0 0 10 763">
          <text:p/>
        </draw:connector>
        <draw:connector draw:style-name="gr4" draw:text-style-name="P2" draw:layer="layout" svg:x1="10.543cm" svg:y1="6.842cm" svg:x2="10.552cm" svg:y2="8.501cm" draw:start-shape="id2" draw:start-glue-point="6" draw:end-shape="id3" draw:end-glue-point="4" svg:d="M10543 6842v830h9v829" svg:viewBox="0 0 10 1660">
          <text:p/>
        </draw:connector>
        <draw:connector draw:style-name="gr4" draw:text-style-name="P2" draw:layer="layout" svg:x1="10.552cm" svg:y1="10.152cm" svg:x2="10.552cm" svg:y2="11.287cm" draw:start-shape="id3" draw:start-glue-point="6" draw:end-shape="id4" draw:end-glue-point="4" svg:d="M10552 10152v1135" svg:viewBox="0 0 1 1136">
          <text:p/>
        </draw:connector>
        <draw:connector draw:style-name="gr4" draw:text-style-name="P2" draw:layer="layout" svg:x1="10.553cm" svg:y1="16.038cm" svg:x2="10.554cm" svg:y2="17.787cm" draw:start-shape="id5" draw:end-shape="id6" draw:end-glue-point="4" svg:d="M10553 16038v874h1v875" svg:viewBox="0 0 2 1750">
          <text:p/>
        </draw:connector>
        <draw:connector draw:style-name="gr4" draw:text-style-name="P2" draw:layer="layout" svg:x1="10.554cm" svg:y1="19.438cm" svg:x2="10.555cm" svg:y2="20.587cm" draw:start-shape="id6" draw:start-glue-point="6" draw:end-shape="id7" svg:d="M10554 19438v574h1v575" svg:viewBox="0 0 2 1150">
          <text:p/>
        </draw:connector>
        <draw:connector draw:style-name="gr4" draw:text-style-name="P2" draw:layer="layout" svg:x1="8.015cm" svg:y1="21.412cm" svg:x2="8.012cm" svg:y2="12.113cm" draw:start-shape="id7" draw:end-shape="id4" draw:end-glue-point="5" svg:d="M8015 21412h-504v-9299h501" svg:viewBox="0 0 505 9300">
          <text:p/>
        </draw:connector>
        <draw:custom-shape draw:style-name="gr5" draw:text-style-name="P1" xml:id="id8" draw:id="id8" draw:layer="layout" svg:width="5.08cm" svg:height="2.413cm" svg:x="14.113cm" svg:y="10.887cm">
          <text:p text:style-name="P1">Top of stack is</text:p>
          <text:p text:style-name="P1">Evaluated and </text:p>
          <text:p text:style-name="P1">Lowest c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5.08cm" svg:height="2.442cm" svg:x="14.132cm" svg:y="15.688cm">
          <text:p text:style-name="P1">Transmit to</text:p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3.092cm" svg:y1="12.113cm" svg:x2="14.113cm" svg:y2="12.093cm" draw:start-shape="id4" draw:start-glue-point="7" draw:end-shape="id8" svg:d="M13092 12113h511v-20h510" svg:viewBox="0 0 1022 21">
          <text:p/>
        </draw:connector>
        <draw:connector draw:style-name="gr4" draw:text-style-name="P2" draw:layer="layout" svg:x1="16.653cm" svg:y1="13.3cm" svg:x2="16.672cm" svg:y2="15.688cm" draw:start-shape="id8" draw:start-glue-point="6" draw:end-shape="id9" draw:end-glue-point="4" svg:d="M16653 13300v1194h19v1194" svg:viewBox="0 0 20 2389">
          <text:p/>
        </draw:connector>
        <draw:connector draw:style-name="gr7" draw:text-style-name="P2" draw:layer="layout" svg:x1="16.653cm" svg:y1="13.3cm" svg:x2="10.553cm" svg:y2="14.387cm" draw:start-shape="id8" draw:start-glue-point="6" draw:end-shape="id5" draw:end-glue-point="4" svg:d="M16653 13300v543h-6100v544" svg:viewBox="0 0 6101 1088">
          <text:p text:style-name="P1">NO</text:p>
          <text:p text:style-name="P1"/>
        </draw:connector>
        <draw:connector draw:style-name="gr4" draw:text-style-name="P2" draw:layer="layout" draw:line-skew="4.339cm -0.669cm" svg:x1="16.672cm" svg:y1="18.13cm" svg:x2="8.012cm" svg:y2="9.327cm" draw:start-shape="id9" draw:start-glue-point="6" draw:end-shape="id3" draw:end-glue-point="5" svg:d="M16672 18130v4841h-9830v-13644h1170" svg:viewBox="0 0 9831 13645">
          <text:p/>
        </draw:connector>
        <draw:custom-shape draw:style-name="gr8" draw:text-style-name="P1" xml:id="id10" draw:id="id10" draw:layer="layout" svg:width="4.256cm" svg:height="1.651cm" svg:x="2.306cm" svg:y="6.724cm">
          <text:p text:style-name="P1">Vehicle st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11" draw:id="id11" draw:layer="layout" svg:width="4.256cm" svg:height="1.651cm" svg:x="14.607cm" svg:y="6.724cm">
          <text:p text:style-name="P1">Vehicle pa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6.562cm" svg:y1="7.55cm" svg:x2="10.552cm" svg:y2="8.501cm" draw:start-shape="id10" draw:start-glue-point="7" draw:end-shape="id3" draw:end-glue-point="4" svg:d="M6562 7550h3990v951" svg:viewBox="0 0 3991 952">
          <text:p/>
        </draw:connector>
        <draw:connector draw:style-name="gr4" draw:text-style-name="P2" draw:layer="layout" svg:x1="14.607cm" svg:y1="7.55cm" svg:x2="10.552cm" svg:y2="8.501cm" draw:start-shape="id11" draw:start-glue-point="5" draw:end-shape="id3" draw:end-glue-point="4" svg:d="M14607 7550h-4055v951" svg:viewBox="0 0 4056 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45:15.276840303</meta:creation-date>
    <meta:generator>LibreOffice/5.1.6.2$Linux_X86_64 LibreOffice_project/10m0$Build-2</meta:generator>
    <dc:date>2018-04-09T23:55:59.175022855</dc:date>
    <meta:editing-duration>PT6M12S</meta:editing-duration>
    <meta:editing-cycles>3</meta:editing-cycles>
    <meta:document-statistic meta:object-count="23"/>
  </office:meta>
</office:document-meta>
</file>